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automatic-styles>
    <style:style style:name="co1" style:family="table-column">
      <style:table-column-properties fo:break-before="auto" style:column-width="21.43mm"/>
    </style:style>
    <style:style style:name="co2" style:family="table-column">
      <style:table-column-properties fo:break-before="auto" style:column-width="31.49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23.81mm"/>
    </style:style>
    <style:style style:name="co8" style:family="table-column">
      <style:table-column-properties fo:break-before="auto" style:column-width="53.18mm"/>
    </style:style>
    <style:style style:name="co9" style:family="table-column">
      <style:table-column-properties fo:break-before="auto" style:column-width="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68mm" fo:break-before="auto" style:use-optimal-row-height="true"/>
    </style:style>
    <style:style style:name="ta1" style:family="table" style:master-page-name="PageStyle_5f_etiqueta_20_chaves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T1" style:family="text">
      <style:text-properties fo:color="#000000" style:font-name="Calibri" fo:font-size="20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20pt" style:font-size-complex="2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tiqueta chaves" table:style-name="ta1" table:print-ranges="'etiqueta chaves'.A1:'etiqueta chaves'.K1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5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CHAVE n ${numero}</text:p>
          </table:table-cell>
          <table:covered-table-cell table:number-columns-repeated="2" table:style-name="ce1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Codigo: <text:s/>${codigo}</text:p>
          </table:table-cell>
          <table:covered-table-cell table:style-name="ce4"/>
          <table:covered-table-cell table:style-name="ce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Rua:<text:span text:style-name="T1"> ${endereco}</text:span></text:p>
          </table:table-cell>
          <table:covered-table-cell table:style-name="ce4"/>
          <table:covered-table-cell table:style-name="ce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Bairro: <text:span text:style-name="T1">${bairro}</text:span></text:p>
          </table:table-cell>
          <table:covered-table-cell table:style-name="ce4"/>
          <table:covered-table-cell table:style-name="ce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Edificio:<text:span text:style-name="T1"> ${edificio}</text:span></text:p>
          </table:table-cell>
          <table:covered-table-cell table:style-name="ce4"/>
          <table:covered-table-cell table:style-name="ce6"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3" table:number-rows-spanned="1">
            <text:p>Apto.:  <text:span text:style-name="T1">${apto}</text:span></text:p>
          </table:table-cell>
          <table:covered-table-cell table:style-name="ce4"/>
          <table:covered-table-cell table:style-name="ce6"/>
          <table:table-cell table:number-columns-repeated="1020"/>
        </table:table-row>
        <table:table-row table:style-name="ro3">
          <table:table-cell/>
          <table:table-cell table:style-name="ce3" office:value-type="string" calcext:value-type="string" table:number-columns-spanned="3" table:number-rows-spanned="1">
            <text:p>Agenciamento:  <text:span text:style-name="T1">${agenciador}</text:span></text:p>
          </table:table-cell>
          <table:covered-table-cell table:style-name="ce5"/>
          <table:covered-table-cell table:style-name="ce7"/>
          <table:table-cell table:number-columns-repeated="1020"/>
        </table:table-row>
        <table:table-row table:style-name="ro2">
          <table:table-cell/>
          <table:table-cell table:style-name="ce4" table:number-columns-repeated="3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YuanTi" svg:font-family="'DejaVu Sans YuanT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7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loext:min-decimal-places="0" number:min-integer-digits="11">
        <number:embedded-text number:position="2">-</number:embedded-text>
      </number:number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0" loext:min-decimal-places="0" number:min-integer-digits="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pt" number:country="BR">
      <loext:fill-character> </loext:fill-character>
      <number:text>- </number:text>
    </number:number-style>
    <number:text-style style:name="N10145" number:language="pt" number:country="BR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6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pt" number:country="BR">
      <loext:text> R$ </loext:text>
      <loext:fill-character> </loext:fill-character>
      <number:text>- </number:text>
    </number:number-style>
    <number:text-style style:name="N10146" number:language="pt" number:country="BR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0" number:language="pt" number:country="B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ejaVu Sans YuanTi" style:font-family-asian="'DejaVu Sans YuanT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0:47:05.6341684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haves" style:display-name="PageStyle_Chav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tiqueta_20_chaves" style:display-name="PageStyle_etiqueta chav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print-date>2016-09-28T17:51:47</meta:print-date>
    <meta:creation-date>2015-12-04T12:17:11</meta:creation-date>
    <dc:date>2016-10-03T10:48:40.576491103</dc:date>
    <meta:generator>LibreOffice/5.2.2.2.0$Linux_X86_64 LibreOffice_project/20m0$Build-2</meta:generator>
    <meta:editing-duration>PT41M52S</meta:editing-duration>
    <meta:editing-cycles>7</meta:editing-cycles>
    <meta:document-statistic meta:table-count="1" meta:cell-count="7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